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paragraph-rsid="001f0922"/>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officeooo:rsid="001e12a8" officeooo:paragraph-rsid="001e12a8"/>
    </style:style>
    <style:style style:name="P4" style:family="paragraph" style:parent-style-name="Standard">
      <style:text-properties officeooo:rsid="001e12a8" officeooo:paragraph-rsid="0022666c"/>
    </style:style>
    <style:style style:name="P5" style:family="paragraph" style:parent-style-name="Standard">
      <style:text-properties officeooo:paragraph-rsid="001f0922"/>
    </style:style>
    <style:style style:name="P6" style:family="paragraph" style:parent-style-name="Standard">
      <style:text-properties officeooo:paragraph-rsid="001e12a8"/>
    </style:style>
    <style:style style:name="P7" style:family="paragraph" style:parent-style-name="Standard">
      <style:text-properties officeooo:rsid="0022666c" officeooo:paragraph-rsid="0022666c"/>
    </style:style>
    <style:style style:name="P8" style:family="paragraph" style:parent-style-name="Text_20_body">
      <style:paragraph-properties fo:padding="0in" fo:border="none"/>
    </style:style>
    <style:style style:name="T1" style:family="text">
      <style:text-properties style:text-underline-style="solid" style:text-underline-width="auto" style:text-underline-color="font-color"/>
    </style:style>
    <style:style style:name="T2" style:family="text">
      <style:text-properties officeooo:rsid="001e12a8"/>
    </style:style>
    <style:style style:name="T3" style:family="text">
      <style:text-properties officeooo:rsid="001f0922"/>
    </style:style>
    <style:style style:name="T4" style:family="text">
      <style:text-properties style:font-name="Liberation Mono" fo:font-size="10pt" officeooo:rsid="00217db3" style:font-name-asian="Liberation Mono" style:font-size-asian="10pt" style:font-name-complex="Liberation Mono" style:font-size-complex="10pt"/>
    </style:style>
    <style:style style:name="T5" style:family="text">
      <style:text-properties officeooo:rsid="00205e7d"/>
    </style:style>
    <style:style style:name="T6" style:family="text">
      <style:text-properties officeooo:rsid="00217db3"/>
    </style:style>
    <style:style style:name="T7" style:family="text">
      <style:text-properties officeooo:rsid="002266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Emphasis"><text:span text:style-name="Strong_20_Emphasis">1.</text:span></text:span><text:span text:style-name="Emphasis"> Discuss (</text:span><text:span text:style-name="Emphasis"><text:span text:style-name="T1">at least 2</text:span></text:span><text:span text:style-name="Emphasis">) best programming practices for the use of various implementations of  </text:span><text:span text:style-name="Emphasis"><text:span text:style-name="T1">inheritance </text:span></text:span></text:p>
      <text:p text:style-name="P8"><text:span text:style-name="Emphasis"><text:span text:style-name="Strong_20_Emphasis">2.</text:span></text:span><text:span text:style-name="Emphasis"> Provide an example of C++ code that demonstrates use of inheretance - Explain what type of inheritance used in the code, what benefits it provides, why it was used and what is the purpose of the code example that you provided.</text:span></text:p>
      <text:p text:style-name="Standard"/>
      <text:p text:style-name="P6"><text:span text:style-name="T2">The concept of “best practices” when talking about inheritance weighs heavily on the overall architecture of the software being written. Let’s take a very simple example (from a s</text:span><text:a xlink:type="simple" xlink:href="https://stackoverflow.com/questions/216523/object-oriented-best-practices-inheritance-v-composition-v-interfaces" text:style-name="Internet_20_link" text:visited-style-name="Visited_20_Internet_20_Link"><text:span text:style-name="T2">imilar discussion on StackOverflow</text:span></text:a><text:span text:style-name="T2">) that lays out the basic structure of a Video Store database. The database wants to track Customers and Staff. Both of these types of </text:span><text:span text:style-name="T5">people this data will represent</text:span><text:span text:style-name="T2"> have similar attributes (name, ID, email, ect) but other information about each respective type of person may vary (employeeInfo, </text:span><text:span text:style-name="T3">jobTitle, ect). This means that one approach could be to have a base class of Person that contains all the attributes both Customers and Staff share. Both Customers and Staff classes would inherit from Person. Now, lets assume we want to send out an email to people. </text:span></text:p>
      <text:p text:style-name="P3"/>
      <text:p text:style-name="P4">// <text:span text:style-name="T6">the below function has no return type, takes a container of type Person, </text:span></text:p>
      <text:p text:style-name="P4"><text:span text:style-name="T6">// iterates over that container, and calls SendEmail if the person inherits from type customer</text:span></text:p>
      <text:p text:style-name="P1"><text:span text:style-name="Source_20_Text"><text:span text:style-name="T2">void SendEmailToCustomers(</text:span></text:span><text:span text:style-name="Source_20_Text"><text:span text:style-name="T4">List</text:span></text:span><text:span text:style-name="Source_20_Text"><text:span text:style-name="T2">&lt;Person&gt; everyone) </text:span></text:span></text:p>
      <text:p text:style-name="P1"><text:span text:style-name="Source_20_Text"><text:span text:style-name="T2">{ </text:span></text:span></text:p>
      <text:p text:style-name="Preformatted_20_Text"><text:span text:style-name="Source_20_Text"><text:s text:c="4"/>for(Person p </text:span><text:span text:style-name="Source_20_Text"><text:span text:style-name="T6">in</text:span></text:span><text:span text:style-name="Source_20_Text"> everyone)</text:span></text:p>
      <text:p text:style-name="Preformatted_20_Text"><text:span text:style-name="Source_20_Text"><text:s text:c="8"/>if(p is Customer)</text:span></text:p>
      <text:p text:style-name="Preformatted_20_Text"><text:span text:style-name="Source_20_Text"><text:s text:c="12"/>SendEmail(p);</text:span></text:p>
      <text:p text:style-name="P2"><text:span text:style-name="Source_20_Text">}</text:span></text:p>
      <text:p text:style-name="P5"><text:span text:style-name="T3">This is fine, except what happens when a staff member becomes a customer, or a customer becomes a staff member </text:span><text:span text:style-name="T5">at the same time</text:span><text:span text:style-name="T3">? Classes may only inherit the attributes from one </text:span><text:span text:style-name="T5">additional </text:span><text:span text:style-name="T3">class, so how do we represent this type of person? We could implement a third, more specific CustomerAndStaff class, but that’s redundant. Interfaces, </text:span><text:span text:style-name="T5">essentially templates that, when inherited from, mandate certain qualities the interitor must contain. Interfaces</text:span><text:span text:style-name="T3"> allow </text:span><text:span text:style-name="T5">for </text:span><text:span text:style-name="T3">multiple inheritance, and therefore offer a possible solution. If we establish </text:span><text:span text:style-name="T5">IPerson, </text:span><text:span text:style-name="T3">ICustomer and IStaff interfaces, </text:span><text:span text:style-name="T5">a new Person class could inherit from any, or all, of the three. This</text:span><text:span text:style-name="T6"> work</text:span><text:span text:style-name="T7">s</text:span><text:span text:style-name="T6">, but there’s still another way to look at this. Instead of directly associating individuals with their roles, make a </text:span><text:span text:style-name="T7">property of type </text:span><text:span text:style-name="T6">Roles that Persons may have. This could be a list, array, vector, or any iterable container. PersonA.roles</text:span><text:span text:style-name="T7">[x]</text:span><text:span text:style-name="T6"> could be assigned and return Roles.customer and/or Roles.staff. </text:span></text:p>
      <text:p text:style-name="P5"/>
      <text:p text:style-name="P7">At the end of the day, we can look at the same problem three different ways. With normal inheritance (classes inheriting the properties of their parent class), with more inheritance (implementing multiple interfaces to inherit from), and with less inheritance (assigning these properties as instances of objects that represent the data about an entity). There is no “best” answer to this, because it will entirely depend on the demands of the project. It’s good to be flexib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14:07:48.282416381</meta:creation-date>
    <dc:date>2020-06-11T15:24:14.106734296</dc:date>
    <meta:editing-duration>PT35M54S</meta:editing-duration>
    <meta:editing-cycles>1</meta:editing-cycles>
    <meta:document-statistic meta:table-count="0" meta:image-count="0" meta:object-count="0" meta:page-count="1" meta:paragraph-count="13" meta:word-count="454" meta:character-count="2859" meta:non-whitespace-character-count="2387"/>
    <meta:generator>LibreOffice/6.4.4.2$Linux_X86_64 LibreOffice_project/40$Build-2</meta:generator>
  </office:meta>
</office:document-meta>
</file>